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0.921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1.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2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3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3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3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3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3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3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3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3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3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3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3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3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3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3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3"/>
        </table:table-row>
        <table:table-row table:style-name="ro1">
          <table:table-cell office:value-type="float" office:value="4">
            <text:p>4</text:p>
          </table:table-cell>
          <table:table-cell table:number-columns-repeated="162"/>
        </table:table-row>
        <table:table-row table:style-name="ro1">
          <table:table-cell office:value-type="string">
            <text:p>modified data: </text:p>
          </table:table-cell>
          <table:table-cell table:number-columns-repeated="162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3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3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3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3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3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3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3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3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3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3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3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3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3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3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3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9"/>
        </table:table-row>
        <table:table-row table:style-name="ro1">
          <table:table-cell office:value-type="string">
            <text:p>Weight: <text:s/>light</text:p>
          </table:table-cell>
          <table:table-cell table:number-columns-repeated="162"/>
        </table:table-row>
        <table:table-row table:style-name="ro1">
          <table:table-cell office:value-type="string">
            <text:p>Time: <text:s/>sudden</text:p>
          </table:table-cell>
          <table:table-cell table:number-columns-repeated="162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2"/>
        </table:table-row>
        <table:table-row table:style-name="ro1">
          <table:table-cell office:value-type="string">
            <text:p>Flow: <text:s/>free</text:p>
          </table:table-cell>
          <table:table-cell table:number-columns-repeated="162"/>
        </table:table-row>
        <table:table-row table:style-name="ro1">
          <table:table-cell table:number-columns-repeated="163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  <table:table-cell office:value-type="string">
            <text:p>CH 2, L2, w=2</text:p>
          </table:table-cell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2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  <table:table-cell/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  <draw:frame table:end-cell-address="Sheet1.FI88" table:end-x="2.17cm" table:end-y="0.213cm" draw:z-index="0" draw:style-name="gr1" svg:width="14.01cm" svg:height="12.259cm" svg:x="0.172cm" svg:y="0.1cm">
              <draw:object draw:notify-on-update-of-ranges="Sheet1.B61:Sheet1.FE61 Sheet1.B87:Sheet1.FE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  <table:table-cell/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  <table:table-cell/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  <table:table-cell/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  <table:table-cell/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  <table:table-cell/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  <table:table-cell/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  <table:table-cell/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  <table:table-cell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  <table:table-cell/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  <table:table-cell/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  <table:table-cell/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  <table:table-cell/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  <table:table-cell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162"/>
        </table:table-row>
        <table:table-row table:style-name="ro1">
          <table:table-cell office:value-type="float" office:value="7">
            <text:p>7</text:p>
          </table:table-cell>
          <table:table-cell table:number-columns-repeated="162"/>
        </table:table-row>
        <table:table-row table:style-name="ro1">
          <table:table-cell office:value-type="string">
            <text:p>[82.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.0]</text:p>
          </table:table-cell>
          <table:table-cell/>
        </table:table-row>
        <table:table-row table:style-name="ro1">
          <table:table-cell office:value-type="string">
            <text:p>[17.25</text:p>
          </table:table-cell>
          <table:table-cell office:value-type="float" office:value="17.375">
            <text:p>17.38</text:p>
          </table:table-cell>
          <table:table-cell office:value-type="float" office:value="17.75">
            <text:p>17.75</text:p>
          </table:table-cell>
          <table:table-cell office:value-type="float" office:value="18.375">
            <text:p>18.38</text:p>
          </table:table-cell>
          <table:table-cell office:value-type="float" office:value="18.75">
            <text:p>18.75</text:p>
          </table:table-cell>
          <table:table-cell office:value-type="float" office:value="19.5">
            <text:p>19.5</text:p>
          </table:table-cell>
          <table:table-cell office:value-type="float" office:value="19.375">
            <text:p>19.38</text:p>
          </table:table-cell>
          <table:table-cell office:value-type="float" office:value="19.5">
            <text:p>19.5</text:p>
          </table:table-cell>
          <table:table-cell office:value-type="float" office:value="19.75">
            <text:p>19.75</text:p>
          </table:table-cell>
          <table:table-cell office:value-type="float" office:value="19.125">
            <text:p>19.13</text:p>
          </table:table-cell>
          <table:table-cell office:value-type="float" office:value="17.5">
            <text:p>17.5</text:p>
          </table:table-cell>
          <table:table-cell office:value-type="float" office:value="16.25">
            <text:p>16.25</text:p>
          </table:table-cell>
          <table:table-cell office:value-type="float" office:value="14.25">
            <text:p>14.25</text:p>
          </table:table-cell>
          <table:table-cell office:value-type="float" office:value="11.75">
            <text:p>11.75</text:p>
          </table:table-cell>
          <table:table-cell office:value-type="float" office:value="10.25">
            <text:p>10.25</text:p>
          </table:table-cell>
          <table:table-cell office:value-type="float" office:value="6.375">
            <text:p>6.38</text:p>
          </table:table-cell>
          <table:table-cell office:value-type="float" office:value="3.875">
            <text:p>3.88</text:p>
          </table:table-cell>
          <table:table-cell office:value-type="float" office:value="1.875">
            <text:p>1.88</text:p>
          </table:table-cell>
          <table:table-cell office:value-type="float" office:value="1.375">
            <text:p>1.38</text:p>
          </table:table-cell>
          <table:table-cell office:value-type="float" office:value="-0.75">
            <text:p>-0.75</text:p>
          </table:table-cell>
          <table:table-cell office:value-type="float" office:value="-1.375">
            <text:p>-1.38</text:p>
          </table:table-cell>
          <table:table-cell office:value-type="float" office:value="-1.25">
            <text:p>-1.25</text:p>
          </table:table-cell>
          <table:table-cell office:value-type="float" office:value="-1">
            <text:p>-1</text:p>
          </table:table-cell>
          <table:table-cell office:value-type="float" office:value="-1.125">
            <text:p>-1.13</text:p>
          </table:table-cell>
          <table:table-cell office:value-type="float" office:value="-1.5">
            <text:p>-1.5</text:p>
          </table:table-cell>
          <table:table-cell office:value-type="float" office:value="-2.375">
            <text:p>-2.38</text:p>
          </table:table-cell>
          <table:table-cell office:value-type="float" office:value="-2.5">
            <text:p>-2.5</text:p>
          </table:table-cell>
          <table:table-cell office:value-type="float" office:value="-2.25">
            <text:p>-2.25</text:p>
          </table:table-cell>
          <table:table-cell office:value-type="float" office:value="-3.25">
            <text:p>-3.25</text:p>
          </table:table-cell>
          <table:table-cell office:value-type="float" office:value="-3.375">
            <text:p>-3.38</text:p>
          </table:table-cell>
          <table:table-cell office:value-type="float" office:value="-5">
            <text:p>-5</text:p>
          </table:table-cell>
          <table:table-cell office:value-type="float" office:value="-7.5">
            <text:p>-7.5</text:p>
          </table:table-cell>
          <table:table-cell office:value-type="float" office:value="-9.875">
            <text:p>-9.88</text:p>
          </table:table-cell>
          <table:table-cell office:value-type="float" office:value="-11.75">
            <text:p>-11.75</text:p>
          </table:table-cell>
          <table:table-cell office:value-type="float" office:value="-11.875">
            <text:p>-11.88</text:p>
          </table:table-cell>
          <table:table-cell office:value-type="float" office:value="-9.875">
            <text:p>-9.88</text:p>
          </table:table-cell>
          <table:table-cell office:value-type="float" office:value="-7.375">
            <text:p>-7.38</text:p>
          </table:table-cell>
          <table:table-cell office:value-type="float" office:value="-0.25">
            <text:p>-0.25</text:p>
          </table:table-cell>
          <table:table-cell office:value-type="float" office:value="8.625">
            <text:p>8.63</text:p>
          </table:table-cell>
          <table:table-cell office:value-type="float" office:value="21.25">
            <text:p>21.25</text:p>
          </table:table-cell>
          <table:table-cell office:value-type="float" office:value="36.75">
            <text:p>36.75</text:p>
          </table:table-cell>
          <table:table-cell office:value-type="float" office:value="50.25">
            <text:p>50.25</text:p>
          </table:table-cell>
          <table:table-cell office:value-type="float" office:value="67.25">
            <text:p>67.25</text:p>
          </table:table-cell>
          <table:table-cell office:value-type="float" office:value="82.25">
            <text:p>82.25</text:p>
          </table:table-cell>
          <table:table-cell office:value-type="float" office:value="95.25">
            <text:p>95.25</text:p>
          </table:table-cell>
          <table:table-cell office:value-type="float" office:value="96.875">
            <text:p>96.88</text:p>
          </table:table-cell>
          <table:table-cell office:value-type="float" office:value="95.75">
            <text:p>95.75</text:p>
          </table:table-cell>
          <table:table-cell office:value-type="float" office:value="90.625">
            <text:p>90.63</text:p>
          </table:table-cell>
          <table:table-cell office:value-type="float" office:value="79.125">
            <text:p>79.13</text:p>
          </table:table-cell>
          <table:table-cell office:value-type="float" office:value="58.875">
            <text:p>58.88</text:p>
          </table:table-cell>
          <table:table-cell office:value-type="float" office:value="41.25">
            <text:p>41.25</text:p>
          </table:table-cell>
          <table:table-cell office:value-type="float" office:value="19">
            <text:p>19</text:p>
          </table:table-cell>
          <table:table-cell office:value-type="float" office:value="-0.75">
            <text:p>-0.75</text:p>
          </table:table-cell>
          <table:table-cell office:value-type="float" office:value="-14.375">
            <text:p>-14.38</text:p>
          </table:table-cell>
          <table:table-cell office:value-type="float" office:value="-19">
            <text:p>-19</text:p>
          </table:table-cell>
          <table:table-cell office:value-type="float" office:value="-23">
            <text:p>-23</text:p>
          </table:table-cell>
          <table:table-cell office:value-type="float" office:value="-20">
            <text:p>-20</text:p>
          </table:table-cell>
          <table:table-cell office:value-type="float" office:value="-9.25">
            <text:p>-9.25</text:p>
          </table:table-cell>
          <table:table-cell office:value-type="float" office:value="12">
            <text:p>12</text:p>
          </table:table-cell>
          <table:table-cell office:value-type="float" office:value="27.75">
            <text:p>27.75</text:p>
          </table:table-cell>
          <table:table-cell office:value-type="float" office:value="49.375">
            <text:p>49.38</text:p>
          </table:table-cell>
          <table:table-cell office:value-type="float" office:value="69.25">
            <text:p>69.25</text:p>
          </table:table-cell>
          <table:table-cell office:value-type="float" office:value="83.875">
            <text:p>83.88</text:p>
          </table:table-cell>
          <table:table-cell office:value-type="float" office:value="88.125">
            <text:p>88.13</text:p>
          </table:table-cell>
          <table:table-cell office:value-type="float" office:value="90.375">
            <text:p>90.38</text:p>
          </table:table-cell>
          <table:table-cell office:value-type="float" office:value="87.875">
            <text:p>87.88</text:p>
          </table:table-cell>
          <table:table-cell office:value-type="float" office:value="77.625">
            <text:p>77.63</text:p>
          </table:table-cell>
          <table:table-cell office:value-type="float" office:value="58.625">
            <text:p>58.63</text:p>
          </table:table-cell>
          <table:table-cell office:value-type="float" office:value="41.25">
            <text:p>41.25</text:p>
          </table:table-cell>
          <table:table-cell office:value-type="float" office:value="19.375">
            <text:p>19.38</text:p>
          </table:table-cell>
          <table:table-cell office:value-type="float" office:value="-0.75">
            <text:p>-0.75</text:p>
          </table:table-cell>
          <table:table-cell office:value-type="float" office:value="-13.75">
            <text:p>-13.75</text:p>
          </table:table-cell>
          <table:table-cell office:value-type="float" office:value="-18">
            <text:p>-18</text:p>
          </table:table-cell>
          <table:table-cell office:value-type="float" office:value="-21.875">
            <text:p>-21.88</text:p>
          </table:table-cell>
          <table:table-cell office:value-type="float" office:value="-19.125">
            <text:p>-19.13</text:p>
          </table:table-cell>
          <table:table-cell office:value-type="float" office:value="-8.5">
            <text:p>-8.5</text:p>
          </table:table-cell>
          <table:table-cell office:value-type="float" office:value="12.375">
            <text:p>12.38</text:p>
          </table:table-cell>
          <table:table-cell office:value-type="float" office:value="27.875">
            <text:p>27.88</text:p>
          </table:table-cell>
          <table:table-cell office:value-type="float" office:value="49.375">
            <text:p>49.38</text:p>
          </table:table-cell>
          <table:table-cell office:value-type="float" office:value="69.25">
            <text:p>69.25</text:p>
          </table:table-cell>
          <table:table-cell office:value-type="float" office:value="83.875">
            <text:p>83.88</text:p>
          </table:table-cell>
          <table:table-cell office:value-type="float" office:value="88.125">
            <text:p>88.13</text:p>
          </table:table-cell>
          <table:table-cell office:value-type="float" office:value="90.375">
            <text:p>90.38</text:p>
          </table:table-cell>
          <table:table-cell office:value-type="float" office:value="87.875">
            <text:p>87.88</text:p>
          </table:table-cell>
          <table:table-cell office:value-type="float" office:value="77.625">
            <text:p>77.63</text:p>
          </table:table-cell>
          <table:table-cell office:value-type="float" office:value="58.625">
            <text:p>58.63</text:p>
          </table:table-cell>
          <table:table-cell office:value-type="float" office:value="41.25">
            <text:p>41.25</text:p>
          </table:table-cell>
          <table:table-cell office:value-type="float" office:value="19.375">
            <text:p>19.38</text:p>
          </table:table-cell>
          <table:table-cell office:value-type="float" office:value="-0.75">
            <text:p>-0.75</text:p>
          </table:table-cell>
          <table:table-cell office:value-type="float" office:value="-13.75">
            <text:p>-13.75</text:p>
          </table:table-cell>
          <table:table-cell office:value-type="float" office:value="-18">
            <text:p>-18</text:p>
          </table:table-cell>
          <table:table-cell office:value-type="float" office:value="-21.875">
            <text:p>-21.88</text:p>
          </table:table-cell>
          <table:table-cell office:value-type="float" office:value="-19.125">
            <text:p>-19.13</text:p>
          </table:table-cell>
          <table:table-cell office:value-type="float" office:value="-8.5">
            <text:p>-8.5</text:p>
          </table:table-cell>
          <table:table-cell office:value-type="float" office:value="12.375">
            <text:p>12.38</text:p>
          </table:table-cell>
          <table:table-cell office:value-type="float" office:value="27.875">
            <text:p>27.88</text:p>
          </table:table-cell>
          <table:table-cell office:value-type="float" office:value="49.375">
            <text:p>49.38</text:p>
          </table:table-cell>
          <table:table-cell office:value-type="float" office:value="69.25">
            <text:p>69.25</text:p>
          </table:table-cell>
          <table:table-cell office:value-type="float" office:value="83.875">
            <text:p>83.88</text:p>
          </table:table-cell>
          <table:table-cell office:value-type="float" office:value="88.125">
            <text:p>88.13</text:p>
          </table:table-cell>
          <table:table-cell office:value-type="float" office:value="90.375">
            <text:p>90.38</text:p>
          </table:table-cell>
          <table:table-cell office:value-type="float" office:value="87.875">
            <text:p>87.88</text:p>
          </table:table-cell>
          <table:table-cell office:value-type="float" office:value="77.625">
            <text:p>77.63</text:p>
          </table:table-cell>
          <table:table-cell office:value-type="float" office:value="58.625">
            <text:p>58.63</text:p>
          </table:table-cell>
          <table:table-cell office:value-type="float" office:value="41.25">
            <text:p>41.25</text:p>
          </table:table-cell>
          <table:table-cell office:value-type="float" office:value="19.375">
            <text:p>19.38</text:p>
          </table:table-cell>
          <table:table-cell office:value-type="float" office:value="-0.75">
            <text:p>-0.75</text:p>
          </table:table-cell>
          <table:table-cell office:value-type="float" office:value="-13.75">
            <text:p>-13.75</text:p>
          </table:table-cell>
          <table:table-cell office:value-type="float" office:value="-18">
            <text:p>-18</text:p>
          </table:table-cell>
          <table:table-cell office:value-type="float" office:value="-21.875">
            <text:p>-21.88</text:p>
          </table:table-cell>
          <table:table-cell office:value-type="float" office:value="-19.125">
            <text:p>-19.13</text:p>
          </table:table-cell>
          <table:table-cell office:value-type="float" office:value="-8.375">
            <text:p>-8.38</text:p>
          </table:table-cell>
          <table:table-cell office:value-type="float" office:value="12.375">
            <text:p>12.38</text:p>
          </table:table-cell>
          <table:table-cell office:value-type="float" office:value="28.625">
            <text:p>28.63</text:p>
          </table:table-cell>
          <table:table-cell office:value-type="float" office:value="51.625">
            <text:p>51.63</text:p>
          </table:table-cell>
          <table:table-cell office:value-type="float" office:value="73.125">
            <text:p>73.13</text:p>
          </table:table-cell>
          <table:table-cell office:value-type="float" office:value="89.125">
            <text:p>89.13</text:p>
          </table:table-cell>
          <table:table-cell office:value-type="float" office:value="94.5">
            <text:p>94.5</text:p>
          </table:table-cell>
          <table:table-cell office:value-type="float" office:value="97.875">
            <text:p>97.88</text:p>
          </table:table-cell>
          <table:table-cell office:value-type="float" office:value="95.75">
            <text:p>95.75</text:p>
          </table:table-cell>
          <table:table-cell office:value-type="float" office:value="85.5">
            <text:p>85.5</text:p>
          </table:table-cell>
          <table:table-cell office:value-type="float" office:value="68.5">
            <text:p>68.5</text:p>
          </table:table-cell>
          <table:table-cell office:value-type="float" office:value="54.875">
            <text:p>54.88</text:p>
          </table:table-cell>
          <table:table-cell office:value-type="float" office:value="36.125">
            <text:p>36.13</text:p>
          </table:table-cell>
          <table:table-cell office:value-type="float" office:value="19.125">
            <text:p>19.13</text:p>
          </table:table-cell>
          <table:table-cell office:value-type="float" office:value="4.875">
            <text:p>4.88</text:p>
          </table:table-cell>
          <table:table-cell office:value-type="float" office:value="-3.375">
            <text:p>-3.38</text:p>
          </table:table-cell>
          <table:table-cell office:value-type="float" office:value="-15.875">
            <text:p>-15.88</text:p>
          </table:table-cell>
          <table:table-cell office:value-type="float" office:value="-16.5">
            <text:p>-16.5</text:p>
          </table:table-cell>
          <table:table-cell office:value-type="float" office:value="-17.625">
            <text:p>-17.63</text:p>
          </table:table-cell>
          <table:table-cell office:value-type="float" office:value="-15.375">
            <text:p>-15.38</text:p>
          </table:table-cell>
          <table:table-cell office:value-type="float" office:value="-16.5">
            <text:p>-16.5</text:p>
          </table:table-cell>
          <table:table-cell office:value-type="float" office:value="-10.375">
            <text:p>-10.38</text:p>
          </table:table-cell>
          <table:table-cell office:value-type="float" office:value="-5.125">
            <text:p>-5.13</text:p>
          </table:table-cell>
          <table:table-cell office:value-type="float" office:value="-5.25">
            <text:p>-5.25</text:p>
          </table:table-cell>
          <table:table-cell office:value-type="float" office:value="-4.375">
            <text:p>-4.38</text:p>
          </table:table-cell>
          <table:table-cell office:value-type="float" office:value="-4">
            <text:p>-4</text:p>
          </table:table-cell>
          <table:table-cell office:value-type="float" office:value="-0.375">
            <text:p>-0.38</text:p>
          </table:table-cell>
          <table:table-cell office:value-type="float" office:value="1.625">
            <text:p>1.6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2.375">
            <text:p>2.38</text:p>
          </table:table-cell>
          <table:table-cell office:value-type="float" office:value="2">
            <text:p>2</text:p>
          </table:table-cell>
          <table:table-cell office:value-type="float" office:value="6.375">
            <text:p>6.38</text:p>
          </table:table-cell>
          <table:table-cell office:value-type="float" office:value="8.5">
            <text:p>8.5</text:p>
          </table:table-cell>
          <table:table-cell office:value-type="float" office:value="10.375">
            <text:p>10.38</text:p>
          </table:table-cell>
          <table:table-cell office:value-type="float" office:value="12.75">
            <text:p>12.75</text:p>
          </table:table-cell>
          <table:table-cell office:value-type="float" office:value="7.25">
            <text:p>7.25</text:p>
          </table:table-cell>
          <table:table-cell office:value-type="float" office:value="9.25">
            <text:p>9.25</text:p>
          </table:table-cell>
          <table:table-cell office:value-type="float" office:value="11.5">
            <text:p>11.5</text:p>
          </table:table-cell>
          <table:table-cell office:value-type="float" office:value="14.25">
            <text:p>14.25</text:p>
          </table:table-cell>
          <table:table-cell office:value-type="float" office:value="4">
            <text:p>4</text:p>
          </table:table-cell>
          <table:table-cell office:value-type="float" office:value="5.125">
            <text:p>5.13</text:p>
          </table:table-cell>
          <table:table-cell office:value-type="float" office:value="7.75">
            <text:p>7.75</text:p>
          </table:table-cell>
          <table:table-cell office:value-type="float" office:value="10">
            <text:p>10</text:p>
          </table:table-cell>
          <table:table-cell office:value-type="float" office:value="7.125">
            <text:p>7.13</text:p>
          </table:table-cell>
          <table:table-cell office:value-type="float" office:value="7.375">
            <text:p>7.38</text:p>
          </table:table-cell>
          <table:table-cell office:value-type="float" office:value="9.125">
            <text:p>9.13</text:p>
          </table:table-cell>
          <table:table-cell office:value-type="float" office:value="10.875">
            <text:p>10.88</text:p>
          </table:table-cell>
          <table:table-cell office:value-type="string">
            <text:p><text:s/>18.0]</text:p>
          </table:table-cell>
          <table:table-cell/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  <table:table-cell/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  <table:table-cell/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  <table:table-cell/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  <table:table-cell/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  <table:table-cell/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  <table:table-cell/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  <table:table-cell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  <table:table-cell/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  <table:table-cell/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  <table:table-cell/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  <table:table-cell/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  <table:table-cell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6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6:10:43</dc:date>
    <meta:editing-cycles>1</meta:editing-cycles>
    <meta:editing-duration>PT10M5S</meta:editing-duration>
    <meta:user-defined meta:name="Info 1"/>
    <meta:user-defined meta:name="Info 2"/>
    <meta:user-defined meta:name="Info 3"/>
    <meta:user-defined meta:name="Info 4"/>
    <meta:document-statistic meta:table-count="1" meta:cell-count="87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011cm" svg:height="12.26cm" chart:class="chart:line" chart:style-name="ch1">
        <chart:legend chart:legend-position="end" svg:x="12.923cm" svg:y="5.661cm" chart:style-name="ch2"/>
        <chart:plot-area chart:style-name="ch3" table:cell-range-address="Sheet1.B61:Sheet1.FE61 Sheet1.B87:Sheet1.FE87" svg:x="0.359cm" svg:y="0.245cm" svg:width="12.284cm" svg:height="11.48cm">
          <chart:axis chart:dimension="x" chart:name="primary-x" chart:style-name="ch4">
            <chart:title svg:x="6.218cm" svg:y="11.399cm" chart:style-name="ch5">
              <text:p>Frames</text:p>
            </chart:title>
          </chart:axis>
          <chart:axis chart:dimension="y" chart:name="primary-y" chart:style-name="ch4">
            <chart:title svg:x="0.281cm" svg:y="6.202cm" chart:style-name="ch6">
              <text:p>Angles</text:p>
            </chart:title>
            <chart:grid chart:style-name="ch7" chart:class="major"/>
          </chart:axis>
          <chart:series chart:style-name="ch8" chart:values-cell-range-address="Sheet1.B61:Sheet1.FE61" chart:class="chart:line">
            <chart:data-point chart:repeated="160"/>
          </chart:series>
          <chart:series chart:style-name="ch9" chart:values-cell-range-address="Sheet1.B87:Sheet1.FE87" chart:class="chart:line">
            <chart:data-point chart:repeated="1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7.375">
                <text:p>17.375</text:p>
              </table:table-cell>
              <table:table-cell office:value-type="float" office:value="17.75">
                <text:p>17.75</text:p>
              </table:table-cell>
              <table:table-cell office:value-type="float" office:value="18.375">
                <text:p>18.375</text:p>
              </table:table-cell>
              <table:table-cell office:value-type="float" office:value="18.75">
                <text:p>18.75</text:p>
              </table:table-cell>
              <table:table-cell office:value-type="float" office:value="19.5">
                <text:p>19.5</text:p>
              </table:table-cell>
              <table:table-cell office:value-type="float" office:value="19.375">
                <text:p>19.375</text:p>
              </table:table-cell>
              <table:table-cell office:value-type="float" office:value="19.5">
                <text:p>19.5</text:p>
              </table:table-cell>
              <table:table-cell office:value-type="float" office:value="19.75">
                <text:p>19.75</text:p>
              </table:table-cell>
              <table:table-cell office:value-type="float" office:value="19.125">
                <text:p>19.125</text:p>
              </table:table-cell>
              <table:table-cell office:value-type="float" office:value="17.5">
                <text:p>17.5</text:p>
              </table:table-cell>
              <table:table-cell office:value-type="float" office:value="16.25">
                <text:p>16.25</text:p>
              </table:table-cell>
              <table:table-cell office:value-type="float" office:value="14.25">
                <text:p>14.25</text:p>
              </table:table-cell>
              <table:table-cell office:value-type="float" office:value="11.75">
                <text:p>11.75</text:p>
              </table:table-cell>
              <table:table-cell office:value-type="float" office:value="10.25">
                <text:p>10.25</text:p>
              </table:table-cell>
              <table:table-cell office:value-type="float" office:value="6.375">
                <text:p>6.375</text:p>
              </table:table-cell>
              <table:table-cell office:value-type="float" office:value="3.875">
                <text:p>3.875</text:p>
              </table:table-cell>
              <table:table-cell office:value-type="float" office:value="1.875">
                <text:p>1.875</text:p>
              </table:table-cell>
              <table:table-cell office:value-type="float" office:value="1.375">
                <text:p>1.375</text:p>
              </table:table-cell>
              <table:table-cell office:value-type="float" office:value="-0.75">
                <text:p>-0.75</text:p>
              </table:table-cell>
              <table:table-cell office:value-type="float" office:value="-1.375">
                <text:p>-1.375</text:p>
              </table:table-cell>
              <table:table-cell office:value-type="float" office:value="-1.25">
                <text:p>-1.25</text:p>
              </table:table-cell>
              <table:table-cell office:value-type="float" office:value="-1">
                <text:p>-1</text:p>
              </table:table-cell>
              <table:table-cell office:value-type="float" office:value="-1.125">
                <text:p>-1.125</text:p>
              </table:table-cell>
              <table:table-cell office:value-type="float" office:value="-1.5">
                <text:p>-1.5</text:p>
              </table:table-cell>
              <table:table-cell office:value-type="float" office:value="-2.375">
                <text:p>-2.375</text:p>
              </table:table-cell>
              <table:table-cell office:value-type="float" office:value="-2.5">
                <text:p>-2.5</text:p>
              </table:table-cell>
              <table:table-cell office:value-type="float" office:value="-2.25">
                <text:p>-2.25</text:p>
              </table:table-cell>
              <table:table-cell office:value-type="float" office:value="-3.25">
                <text:p>-3.25</text:p>
              </table:table-cell>
              <table:table-cell office:value-type="float" office:value="-3.375">
                <text:p>-3.375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  <table:table-cell office:value-type="float" office:value="-9.875">
                <text:p>-9.875</text:p>
              </table:table-cell>
              <table:table-cell office:value-type="float" office:value="-11.75">
                <text:p>-11.75</text:p>
              </table:table-cell>
              <table:table-cell office:value-type="float" office:value="-11.875">
                <text:p>-11.875</text:p>
              </table:table-cell>
              <table:table-cell office:value-type="float" office:value="-9.875">
                <text:p>-9.875</text:p>
              </table:table-cell>
              <table:table-cell office:value-type="float" office:value="-7.375">
                <text:p>-7.375</text:p>
              </table:table-cell>
              <table:table-cell office:value-type="float" office:value="-0.25">
                <text:p>-0.25</text:p>
              </table:table-cell>
              <table:table-cell office:value-type="float" office:value="8.625">
                <text:p>8.625</text:p>
              </table:table-cell>
              <table:table-cell office:value-type="float" office:value="21.25">
                <text:p>21.25</text:p>
              </table:table-cell>
              <table:table-cell office:value-type="float" office:value="36.75">
                <text:p>36.75</text:p>
              </table:table-cell>
              <table:table-cell office:value-type="float" office:value="50.25">
                <text:p>50.25</text:p>
              </table:table-cell>
              <table:table-cell office:value-type="float" office:value="67.25">
                <text:p>67.25</text:p>
              </table:table-cell>
              <table:table-cell office:value-type="float" office:value="82.25">
                <text:p>82.25</text:p>
              </table:table-cell>
              <table:table-cell office:value-type="float" office:value="95.25">
                <text:p>95.25</text:p>
              </table:table-cell>
              <table:table-cell office:value-type="float" office:value="96.875">
                <text:p>96.875</text:p>
              </table:table-cell>
              <table:table-cell office:value-type="float" office:value="95.75">
                <text:p>95.75</text:p>
              </table:table-cell>
              <table:table-cell office:value-type="float" office:value="90.625">
                <text:p>90.625</text:p>
              </table:table-cell>
              <table:table-cell office:value-type="float" office:value="79.125">
                <text:p>79.125</text:p>
              </table:table-cell>
              <table:table-cell office:value-type="float" office:value="58.875">
                <text:p>58.875</text:p>
              </table:table-cell>
              <table:table-cell office:value-type="float" office:value="41.25">
                <text:p>41.25</text:p>
              </table:table-cell>
              <table:table-cell office:value-type="float" office:value="19">
                <text:p>19</text:p>
              </table:table-cell>
              <table:table-cell office:value-type="float" office:value="-0.75">
                <text:p>-0.75</text:p>
              </table:table-cell>
              <table:table-cell office:value-type="float" office:value="-14.375">
                <text:p>-14.375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  <table:table-cell office:value-type="float" office:value="-20">
                <text:p>-20</text:p>
              </table:table-cell>
              <table:table-cell office:value-type="float" office:value="-9.25">
                <text:p>-9.25</text:p>
              </table:table-cell>
              <table:table-cell office:value-type="float" office:value="12">
                <text:p>12</text:p>
              </table:table-cell>
              <table:table-cell office:value-type="float" office:value="27.75">
                <text:p>27.75</text:p>
              </table:table-cell>
              <table:table-cell office:value-type="float" office:value="49.375">
                <text:p>49.375</text:p>
              </table:table-cell>
              <table:table-cell office:value-type="float" office:value="69.25">
                <text:p>69.25</text:p>
              </table:table-cell>
              <table:table-cell office:value-type="float" office:value="83.875">
                <text:p>83.875</text:p>
              </table:table-cell>
              <table:table-cell office:value-type="float" office:value="88.125">
                <text:p>88.125</text:p>
              </table:table-cell>
              <table:table-cell office:value-type="float" office:value="90.375">
                <text:p>90.375</text:p>
              </table:table-cell>
              <table:table-cell office:value-type="float" office:value="87.875">
                <text:p>87.875</text:p>
              </table:table-cell>
              <table:table-cell office:value-type="float" office:value="77.625">
                <text:p>77.625</text:p>
              </table:table-cell>
              <table:table-cell office:value-type="float" office:value="58.625">
                <text:p>58.625</text:p>
              </table:table-cell>
              <table:table-cell office:value-type="float" office:value="41.25">
                <text:p>41.25</text:p>
              </table:table-cell>
              <table:table-cell office:value-type="float" office:value="19.375">
                <text:p>19.375</text:p>
              </table:table-cell>
              <table:table-cell office:value-type="float" office:value="-0.75">
                <text:p>-0.75</text:p>
              </table:table-cell>
              <table:table-cell office:value-type="float" office:value="-13.75">
                <text:p>-13.75</text:p>
              </table:table-cell>
              <table:table-cell office:value-type="float" office:value="-18">
                <text:p>-18</text:p>
              </table:table-cell>
              <table:table-cell office:value-type="float" office:value="-21.875">
                <text:p>-21.875</text:p>
              </table:table-cell>
              <table:table-cell office:value-type="float" office:value="-19.125">
                <text:p>-19.125</text:p>
              </table:table-cell>
              <table:table-cell office:value-type="float" office:value="-8.5">
                <text:p>-8.5</text:p>
              </table:table-cell>
              <table:table-cell office:value-type="float" office:value="12.375">
                <text:p>12.375</text:p>
              </table:table-cell>
              <table:table-cell office:value-type="float" office:value="27.875">
                <text:p>27.875</text:p>
              </table:table-cell>
              <table:table-cell office:value-type="float" office:value="49.375">
                <text:p>49.375</text:p>
              </table:table-cell>
              <table:table-cell office:value-type="float" office:value="69.25">
                <text:p>69.25</text:p>
              </table:table-cell>
              <table:table-cell office:value-type="float" office:value="83.875">
                <text:p>83.875</text:p>
              </table:table-cell>
              <table:table-cell office:value-type="float" office:value="88.125">
                <text:p>88.125</text:p>
              </table:table-cell>
              <table:table-cell office:value-type="float" office:value="90.375">
                <text:p>90.375</text:p>
              </table:table-cell>
              <table:table-cell office:value-type="float" office:value="87.875">
                <text:p>87.875</text:p>
              </table:table-cell>
              <table:table-cell office:value-type="float" office:value="77.625">
                <text:p>77.625</text:p>
              </table:table-cell>
              <table:table-cell office:value-type="float" office:value="58.625">
                <text:p>58.625</text:p>
              </table:table-cell>
              <table:table-cell office:value-type="float" office:value="41.25">
                <text:p>41.25</text:p>
              </table:table-cell>
              <table:table-cell office:value-type="float" office:value="19.375">
                <text:p>19.375</text:p>
              </table:table-cell>
              <table:table-cell office:value-type="float" office:value="-0.75">
                <text:p>-0.75</text:p>
              </table:table-cell>
              <table:table-cell office:value-type="float" office:value="-13.75">
                <text:p>-13.75</text:p>
              </table:table-cell>
              <table:table-cell office:value-type="float" office:value="-18">
                <text:p>-18</text:p>
              </table:table-cell>
              <table:table-cell office:value-type="float" office:value="-21.875">
                <text:p>-21.875</text:p>
              </table:table-cell>
              <table:table-cell office:value-type="float" office:value="-19.125">
                <text:p>-19.125</text:p>
              </table:table-cell>
              <table:table-cell office:value-type="float" office:value="-8.5">
                <text:p>-8.5</text:p>
              </table:table-cell>
              <table:table-cell office:value-type="float" office:value="12.375">
                <text:p>12.375</text:p>
              </table:table-cell>
              <table:table-cell office:value-type="float" office:value="27.875">
                <text:p>27.875</text:p>
              </table:table-cell>
              <table:table-cell office:value-type="float" office:value="49.375">
                <text:p>49.375</text:p>
              </table:table-cell>
              <table:table-cell office:value-type="float" office:value="69.25">
                <text:p>69.25</text:p>
              </table:table-cell>
              <table:table-cell office:value-type="float" office:value="83.875">
                <text:p>83.875</text:p>
              </table:table-cell>
              <table:table-cell office:value-type="float" office:value="88.125">
                <text:p>88.125</text:p>
              </table:table-cell>
              <table:table-cell office:value-type="float" office:value="90.375">
                <text:p>90.375</text:p>
              </table:table-cell>
              <table:table-cell office:value-type="float" office:value="87.875">
                <text:p>87.875</text:p>
              </table:table-cell>
              <table:table-cell office:value-type="float" office:value="77.625">
                <text:p>77.625</text:p>
              </table:table-cell>
              <table:table-cell office:value-type="float" office:value="58.625">
                <text:p>58.625</text:p>
              </table:table-cell>
              <table:table-cell office:value-type="float" office:value="41.25">
                <text:p>41.25</text:p>
              </table:table-cell>
              <table:table-cell office:value-type="float" office:value="19.375">
                <text:p>19.375</text:p>
              </table:table-cell>
              <table:table-cell office:value-type="float" office:value="-0.75">
                <text:p>-0.75</text:p>
              </table:table-cell>
              <table:table-cell office:value-type="float" office:value="-13.75">
                <text:p>-13.75</text:p>
              </table:table-cell>
              <table:table-cell office:value-type="float" office:value="-18">
                <text:p>-18</text:p>
              </table:table-cell>
              <table:table-cell office:value-type="float" office:value="-21.875">
                <text:p>-21.875</text:p>
              </table:table-cell>
              <table:table-cell office:value-type="float" office:value="-19.125">
                <text:p>-19.125</text:p>
              </table:table-cell>
              <table:table-cell office:value-type="float" office:value="-8.375">
                <text:p>-8.375</text:p>
              </table:table-cell>
              <table:table-cell office:value-type="float" office:value="12.375">
                <text:p>12.375</text:p>
              </table:table-cell>
              <table:table-cell office:value-type="float" office:value="28.625">
                <text:p>28.625</text:p>
              </table:table-cell>
              <table:table-cell office:value-type="float" office:value="51.625">
                <text:p>51.625</text:p>
              </table:table-cell>
              <table:table-cell office:value-type="float" office:value="73.125">
                <text:p>73.125</text:p>
              </table:table-cell>
              <table:table-cell office:value-type="float" office:value="89.125">
                <text:p>89.125</text:p>
              </table:table-cell>
              <table:table-cell office:value-type="float" office:value="94.5">
                <text:p>94.5</text:p>
              </table:table-cell>
              <table:table-cell office:value-type="float" office:value="97.875">
                <text:p>97.875</text:p>
              </table:table-cell>
              <table:table-cell office:value-type="float" office:value="95.75">
                <text:p>95.75</text:p>
              </table:table-cell>
              <table:table-cell office:value-type="float" office:value="85.5">
                <text:p>85.5</text:p>
              </table:table-cell>
              <table:table-cell office:value-type="float" office:value="68.5">
                <text:p>68.5</text:p>
              </table:table-cell>
              <table:table-cell office:value-type="float" office:value="54.875">
                <text:p>54.875</text:p>
              </table:table-cell>
              <table:table-cell office:value-type="float" office:value="36.125">
                <text:p>36.125</text:p>
              </table:table-cell>
              <table:table-cell office:value-type="float" office:value="19.125">
                <text:p>19.125</text:p>
              </table:table-cell>
              <table:table-cell office:value-type="float" office:value="4.875">
                <text:p>4.875</text:p>
              </table:table-cell>
              <table:table-cell office:value-type="float" office:value="-3.375">
                <text:p>-3.375</text:p>
              </table:table-cell>
              <table:table-cell office:value-type="float" office:value="-15.875">
                <text:p>-15.875</text:p>
              </table:table-cell>
              <table:table-cell office:value-type="float" office:value="-16.5">
                <text:p>-16.5</text:p>
              </table:table-cell>
              <table:table-cell office:value-type="float" office:value="-17.625">
                <text:p>-17.625</text:p>
              </table:table-cell>
              <table:table-cell office:value-type="float" office:value="-15.375">
                <text:p>-15.375</text:p>
              </table:table-cell>
              <table:table-cell office:value-type="float" office:value="-16.5">
                <text:p>-16.5</text:p>
              </table:table-cell>
              <table:table-cell office:value-type="float" office:value="-10.375">
                <text:p>-10.375</text:p>
              </table:table-cell>
              <table:table-cell office:value-type="float" office:value="-5.125">
                <text:p>-5.125</text:p>
              </table:table-cell>
              <table:table-cell office:value-type="float" office:value="-5.25">
                <text:p>-5.25</text:p>
              </table:table-cell>
              <table:table-cell office:value-type="float" office:value="-4.375">
                <text:p>-4.375</text:p>
              </table:table-cell>
              <table:table-cell office:value-type="float" office:value="-4">
                <text:p>-4</text:p>
              </table:table-cell>
              <table:table-cell office:value-type="float" office:value="-0.375">
                <text:p>-0.375</text:p>
              </table:table-cell>
              <table:table-cell office:value-type="float" office:value="1.625">
                <text:p>1.62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.375">
                <text:p>2.375</text:p>
              </table:table-cell>
              <table:table-cell office:value-type="float" office:value="2">
                <text:p>2</text:p>
              </table:table-cell>
              <table:table-cell office:value-type="float" office:value="6.375">
                <text:p>6.375</text:p>
              </table:table-cell>
              <table:table-cell office:value-type="float" office:value="8.5">
                <text:p>8.5</text:p>
              </table:table-cell>
              <table:table-cell office:value-type="float" office:value="10.375">
                <text:p>10.375</text:p>
              </table:table-cell>
              <table:table-cell office:value-type="float" office:value="12.75">
                <text:p>12.75</text:p>
              </table:table-cell>
              <table:table-cell office:value-type="float" office:value="7.25">
                <text:p>7.25</text:p>
              </table:table-cell>
              <table:table-cell office:value-type="float" office:value="9.25">
                <text:p>9.25</text:p>
              </table:table-cell>
              <table:table-cell office:value-type="float" office:value="11.5">
                <text:p>11.5</text:p>
              </table:table-cell>
              <table:table-cell office:value-type="float" office:value="14.25">
                <text:p>14.25</text:p>
              </table:table-cell>
              <table:table-cell office:value-type="float" office:value="4">
                <text:p>4</text:p>
              </table:table-cell>
              <table:table-cell office:value-type="float" office:value="5.125">
                <text:p>5.125</text:p>
              </table:table-cell>
              <table:table-cell office:value-type="float" office:value="7.75">
                <text:p>7.75</text:p>
              </table:table-cell>
              <table:table-cell office:value-type="float" office:value="10">
                <text:p>10</text:p>
              </table:table-cell>
              <table:table-cell office:value-type="float" office:value="7.125">
                <text:p>7.125</text:p>
              </table:table-cell>
              <table:table-cell office:value-type="float" office:value="7.375">
                <text:p>7.375</text:p>
              </table:table-cell>
              <table:table-cell office:value-type="float" office:value="9.125">
                <text:p>9.125</text:p>
              </table:table-cell>
              <table:table-cell office:value-type="float" office:value="10.875">
                <text:p>10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